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70eae" officeooo:paragraph-rsid="00170ea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8f398" officeooo:paragraph-rsid="0018f39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929e9" officeooo:paragraph-rsid="001929e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ab61" officeooo:paragraph-rsid="001bab6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bab61" officeooo:paragraph-rsid="001d73a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d6bd4" officeooo:paragraph-rsid="001d6bd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6bd4" officeooo:paragraph-rsid="001d73a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1a505" officeooo:paragraph-rsid="0021a50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9361f" officeooo:paragraph-rsid="0029361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70eae" officeooo:paragraph-rsid="00170ea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bab61" officeooo:paragraph-rsid="001bab6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1a505" officeooo:paragraph-rsid="0021a50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1a505" officeooo:paragraph-rsid="0024ae4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ffff" loext:opacity="100%" fo:font-weight="normal" officeooo:rsid="00170eae" officeooo:paragraph-rsid="00170eae" fo:background-color="#ff0000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1a505" officeooo:paragraph-rsid="0021a50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ec657" officeooo:paragraph-rsid="002ec657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ec657" officeooo:paragraph-rsid="0030449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ec657" officeooo:paragraph-rsid="003081b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c657" officeooo:paragraph-rsid="0031108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4a5f9a" officeooo:paragraph-rsid="004a5f9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21a505" officeooo:paragraph-rsid="0021a505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2ec657" officeooo:paragraph-rsid="002ec65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2ec657" officeooo:paragraph-rsid="00311083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4a5f9a" officeooo:paragraph-rsid="004a5f9a" style:font-weight-asian="bold" style:font-weight-complex="bold"/>
    </style:style>
    <style:style style:name="T1" style:family="text">
      <style:text-properties officeooo:rsid="00170eae"/>
    </style:style>
    <style:style style:name="T2" style:family="text">
      <style:text-properties officeooo:rsid="001a5438"/>
    </style:style>
    <style:style style:name="T3" style:family="text">
      <style:text-properties officeooo:rsid="001bab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ced Chat Application with Group Chat and Additional Features You are tasked with designing and querying a highly functional MySQL database schema for a chat application that supports individual and group chats. The application has advanced features such as message reactions, multimedia support, read receipts, chat roles, and permissions for group chats.</text:p>
      <text:p text:style-name="P1"/>
      <text:p text:style-name="P1"/>
      <text:p text:style-name="P1"/>
      <text:p text:style-name="P1">Create Database</text:p>
      <text:p text:style-name="P10"/>
      <text:p text:style-name="P10">CREATE DATABASE chat_application;</text:p>
      <text:p text:style-name="P10"/>
      <text:p text:style-name="P10"/>
      <text:p text:style-name="P10"/>
      <text:p text:style-name="P1">Part 1: Table Creation</text:p>
      <text:p text:style-name="P1"/>
      <text:p text:style-name="P1">1. Users Table</text:p>
      <text:p text:style-name="P1"/>
      <text:p text:style-name="P1">Stores information about the users of the chat application, including their unique identifier, username, email, status, and profile picture.</text:p>
      <text:p text:style-name="P1"/>
      <text:p text:style-name="P10">CREATE TABLE Users(</text:p>
      <text:p text:style-name="P10"><text:tab/>id INT NOT NULL,<text:tab/></text:p>
      <text:p text:style-name="P10"><text:tab/>username VARCHAR(255), <text:s text:c="2"/>#unique identifier</text:p>
      <text:p text:style-name="P10"><text:tab/>email VARCHAR (255),</text:p>
      <text:p text:style-name="P10"><text:tab/>STATUS VARCHAR(100),</text:p>
      <text:p text:style-name="P10"><text:tab/>profile_picture VARCHAR(255),</text:p>
      <text:p text:style-name="P10"><text:tab/>PRIMARY KEY (username)</text:p>
      <text:p text:style-name="P10">);</text:p>
      <text:p text:style-name="P10"/>
      <text:p text:style-name="P10"/>
      <text:p text:style-name="P10"/>
      <text:p text:style-name="P2">Insert values in Users Table</text:p>
      <text:p text:style-name="P10">insert into Users values (1, 'sam', 'sam@gmail.com', 'Online', 'image.png');</text:p>
      <text:p text:style-name="P10"/>
      <text:p text:style-name="P10"/>
      <text:p text:style-name="P1"/>
      <text:p text:style-name="P1">Chats Table</text:p>
      <text:p text:style-name="P1">Represents all chat sessions, whether individual or group chats. Each chat has a unique identifier, a type (individual or group), and a timestamp of its creation.</text:p>
      <text:p text:style-name="P1"/>
      <text:p text:style-name="P10">CREATE TABLE Chats(</text:p>
      <text:p text:style-name="P10"><text:tab/>id INT NOT NULL,</text:p>
      <text:p text:style-name="P10"><text:tab/>TYPE VARCHAR(255),</text:p>
      <text:p text:style-name="P10"><text:tab/>time_stamp DATETIME DEFAULT CURRENT_TIMESTAMP,</text:p>
      <text:p text:style-name="P10"><text:tab/>PRIMARY KEY(id)</text:p>
      <text:p text:style-name="P10">);</text:p>
      <text:p text:style-name="P1"/>
      <text:p text:style-name="P2">Insert Data into Chats Table</text:p>
      <text:p text:style-name="P1"/>
      <text:p text:style-name="P10">INSERT INTO Chats(id, TYPE) VALUES (1, 'individual');</text:p>
      <text:p text:style-name="P10"/>
      <text:p text:style-name="P10"><text:soft-page-break/></text:p>
      <text:p text:style-name="P3">Rename users table id column</text:p>
      <text:p text:style-name="P10">alter table Users</text:p>
      <text:p text:style-name="P10">rename column id to user_id</text:p>
      <text:p text:style-name="P10"/>
      <text:p text:style-name="P10"/>
      <text:p text:style-name="P10"/>
      <text:p text:style-name="P3">Rename Chats table id column</text:p>
      <text:p text:style-name="P10">ALTER TABLE Chats</text:p>
      <text:p text:style-name="P10">RENAME COLUMN id TO chat_id</text:p>
      <text:p text:style-name="P10"/>
      <text:p text:style-name="P10"/>
      <text:p text:style-name="P10"/>
      <text:p text:style-name="P10"/>
      <text:p text:style-name="P14"><text:span text:style-name="T2">Error </text:span>Failed to add the foreign key constraint. Missing index for constraint 'Chat_Members_ibfk_1' in the referenced table 'Users'</text:p>
      <text:p text:style-name="P14"/>
      <text:p text:style-name="P10">ALTER TABLE Users</text:p>
      <text:p text:style-name="P10">DROP PRIMARY KEY;</text:p>
      <text:p text:style-name="P10"/>
      <text:p text:style-name="P10">ALTER TABLE Users</text:p>
      <text:p text:style-name="P10">ADD PRIMARY KEY (user_id);</text:p>
      <text:p text:style-name="P10"/>
      <text:p text:style-name="P1"/>
      <text:p text:style-name="P1">Chat_Members Table</text:p>
      <text:p text:style-name="P1">Captures the relationship between users and chats, enabling many-to-many associations. It also stores the role of the user in the chat and whether notifications are muted.</text:p>
      <text:p text:style-name="P1"/>
      <text:p text:style-name="P10">CREATE TABLE Chat_Members (</text:p>
      <text:p text:style-name="P10"><text:s text:c="4"/>user_id INT NOT NULL,</text:p>
      <text:p text:style-name="P10"><text:s text:c="4"/>chat_id INT NOT NULL,</text:p>
      <text:p text:style-name="P10"><text:s text:c="4"/>ROLE VARCHAR(50), </text:p>
      <text:p text:style-name="P10"><text:s text:c="4"/>notifications_muted BOOLEAN DEFAULT FALSE, </text:p>
      <text:p text:style-name="P10"><text:s text:c="4"/>PRIMARY KEY (user_id, chat_id), </text:p>
      <text:p text:style-name="P10"><text:s text:c="4"/>FOREIGN KEY (user_id) REFERENCES Users(user_id), </text:p>
      <text:p text:style-name="P10"><text:s text:c="4"/>FOREIGN KEY (chat_id) REFERENCES Chats(chat_id)</text:p>
      <text:p text:style-name="P10">);</text:p>
      <text:p text:style-name="P1"/>
      <text:p text:style-name="P1"/>
      <text:p text:style-name="P1"/>
      <text:p text:style-name="P1"/>
      <text:p text:style-name="P6">Add data in <text:span text:style-name="T1">Chat_Members</text:span> Table</text:p>
      <text:p text:style-name="P6"/>
      <text:p text:style-name="P10">INSERT INTO Chat_Members(user_id, chat_id, ROLE) VALUES(1, 1, 'No Role');</text:p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Messages Table</text:p>
      <text:p text:style-name="P1">Stores messages exchanged within chats. Each message is associated with a chat and a sender and can optionally include media attachments or indicate deletion.</text:p>
      <text:p text:style-name="P1"/>
      <text:p text:style-name="P10">CREATE TABLE Messages (</text:p>
      <text:p text:style-name="P10"><text:tab/>id INT NOT NULL AUTO_INCREMENT,</text:p>
      <text:p text:style-name="P10"><text:tab/>chat_id INT NOT NULL,</text:p>
      <text:p text:style-name="P10"><text:tab/>user_id INT NOT NULL,</text:p>
      <text:p text:style-name="P10"><text:tab/>messages TEXT,</text:p>
      <text:p text:style-name="P10"><text:tab/>delete_message BOOLEAN DEFAULT FALSE,</text:p>
      <text:p text:style-name="P10"><text:tab/>PRIMARY KEY (id),</text:p>
      <text:p text:style-name="P10"><text:tab/>FOREIGN KEY (chat_id) REFERENCES Chats(chat_id),</text:p>
      <text:p text:style-name="P10"><text:tab/>FOREIGN KEY (chat_id) REFERENCES Chats(chat_id)</text:p>
      <text:p text:style-name="P10">);</text:p>
      <text:p text:style-name="P11"/>
      <text:p text:style-name="P6">Add data in Messages Table</text:p>
      <text:p text:style-name="P11"/>
      <text:p text:style-name="P11">INSERT INTO Messages(id, chat_id, user_id, messages) VALUES (1, 1, 1, 'Hii');</text:p>
      <text:p text:style-name="P11"/>
      <text:p text:style-name="P11"/>
      <text:p text:style-name="P11"/>
      <text:p text:style-name="P5">5. Message_Reactions Table</text:p>
      <text:p text:style-name="P5">Tracks reactions given to messages, including the type of reaction and the user who gave it.</text:p>
      <text:p text:style-name="P11"/>
      <text:p text:style-name="P11">CREATE TABLE Message_Reactions (</text:p>
      <text:p text:style-name="P11"><text:tab/>id INT NOT NULL AUTO_INCREMENT,</text:p>
      <text:p text:style-name="P11"><text:tab/>message_id INT NOT NULL,</text:p>
      <text:p text:style-name="P11"><text:tab/>FOREIGN KEY (message_id) REFERENCES Messages(id),</text:p>
      <text:p text:style-name="P11"><text:tab/>user_id INT NOT NULL,</text:p>
      <text:p text:style-name="P11"><text:tab/>FOREIGN KEY (user_id) REFERENCES Users(user_id),</text:p>
      <text:p text:style-name="P11"><text:tab/>reactions VARCHAR(255),</text:p>
      <text:p text:style-name="P11"><text:tab/>PRIMARY KEY (id)</text:p>
      <text:p text:style-name="P11">);</text:p>
      <text:p text:style-name="P11"/>
      <text:p text:style-name="P11"/>
      <text:p text:style-name="P7">Add data in <text:span text:style-name="T3">Message_Reactions</text:span> Table</text:p>
      <text:p text:style-name="P7"/>
      <text:p text:style-name="P11">INSERT INTO Message_Reactions VALUES(1, 1, 1, '^ - ^ )'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4">Groups Table</text:p>
      <text:p text:style-name="P4">Contains details specific to group chats, such as the group name and creation timestamp. Each group is linked to a corresponding chat.</text:p>
      <text:p text:style-name="P4"/>
      <text:p text:style-name="P11">CREATE TABLE Group_table (</text:p>
      <text:p text:style-name="P11"><text:tab/>id INT NOT NULL AUTO_INCREMENT,</text:p>
      <text:p text:style-name="P11"><text:tab/>group_name VARCHAR(255),</text:p>
      <text:p text:style-name="P11"><text:tab/>created_at DATETIME DEFAULT CURRENT_TIMESTAMP,</text:p>
      <text:p text:style-name="P11"><text:tab/>chat_id INT NOT NULL,</text:p>
      <text:p text:style-name="P11"><text:tab/>FOREIGN KEY (chat_id) REFERENCES Chats(chat_id),</text:p>
      <text:p text:style-name="P11"><text:tab/>PRIMARY KEY (id)</text:p>
      <text:p text:style-name="P11">);</text:p>
      <text:p text:style-name="P11"/>
      <text:p text:style-name="P8">Add data into Group_table</text:p>
      <text:p text:style-name="P8"/>
      <text:p text:style-name="P11">INSERT INTO Group_table (id, group_name, chat_id) VALUES (1, 'Matrix', '2');</text:p>
      <text:p text:style-name="P11"/>
      <text:p text:style-name="P12"/>
      <text:p text:style-name="P12"/>
      <text:p text:style-name="P8">Permissions Table</text:p>
      <text:p text:style-name="P8">Defines the permissions associated with user roles (e.g., admin, moderator, member), specifying capabilities such as adding or removing members, sending media, and editing messages.</text:p>
      <text:p text:style-name="P8"/>
      <text:p text:style-name="P8"/>
      <text:p text:style-name="P12">ALTER TABLE Chat_Members</text:p>
      <text:p text:style-name="P12">ADD CONSTRAINT ROLE UNIQUE (ROLE);</text:p>
      <text:p text:style-name="P8"/>
      <text:p text:style-name="P12">CREATE TABLE Permissions(</text:p>
      <text:p text:style-name="P12"><text:tab/>id INT NOT NULL AUTO_INCREMENT,</text:p>
      <text:p text:style-name="P12"><text:tab/>user_role VARCHAR(50),</text:p>
      <text:p text:style-name="P12"><text:tab/>FOREIGN KEY (user_role) REFERENCES Chat_Members(ROLE),</text:p>
      <text:p text:style-name="P12"><text:tab/>capabilities VARCHAR(255),</text:p>
      <text:p text:style-name="P12"><text:tab/>PRIMARY KEY (id)</text:p>
      <text:p text:style-name="P12">);</text:p>
      <text:p text:style-name="P12"/>
      <text:p text:style-name="P12"/>
      <text:p text:style-name="P12">INSERT INTO Permissions VALUES (1, 'admin', 'adding, removing members, sending media, editing messages');</text:p>
      <text:p text:style-name="P12"/>
      <text:p text:style-name="P12"/>
      <text:p text:style-name="P12">ALTER TABLE Permissions</text:p>
      <text:p text:style-name="P12">DROP COLUMN capabilities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ALTER TABLE Permissions</text:p>
      <text:p text:style-name="P12">ADD can_add_member BOOLEAN DEFAULT FALSE;</text:p>
      <text:p text:style-name="P12"/>
      <text:p text:style-name="P13">ALTER TABLE Permissions</text:p>
      <text:p text:style-name="P13">ADD can_remove_member BOOLEAN DEFAULT FALSE;</text:p>
      <text:p text:style-name="P12"/>
      <text:p text:style-name="P12">ALTER TABLE Permissions</text:p>
      <text:p text:style-name="P12">ADD can_send_media BOOLEAN DEFAULT FALSE; <text:s/></text:p>
      <text:p text:style-name="P12"/>
      <text:p text:style-name="P12">ALTER TABLE Permissions</text:p>
      <text:p text:style-name="P12">ADD can_edit_messages BOOLEAN DEFAULT FALSE;</text:p>
      <text:p text:style-name="P12"/>
      <text:p text:style-name="P12"/>
      <text:p text:style-name="P8">8. Read_Receipts Table</text:p>
      <text:p text:style-name="P8">Tracks when users have read specific messages, providing a timestamp for</text:p>
      <text:p text:style-name="P8">the read action.</text:p>
      <text:p text:style-name="P8"/>
      <text:p text:style-name="P12">CREATE TABLE Read_Receipts(</text:p>
      <text:p text:style-name="P12"><text:tab/>id INT NOT NULL,</text:p>
      <text:p text:style-name="P12"><text:tab/>user_id INT NOT NULL,</text:p>
      <text:p text:style-name="P12"><text:tab/>FOREIGN KEY (user_id) REFERENCES Users(user_id),</text:p>
      <text:p text:style-name="P12"><text:tab/>message_id INT NOT NULL,</text:p>
      <text:p text:style-name="P12"><text:tab/>FOREIGN KEY (message_id) REFERENCES Messages(id),</text:p>
      <text:p text:style-name="P12"><text:tab/>created_at TIMESTAMP DEFAULT CURRENT_TIMESTAMP,</text:p>
      <text:p text:style-name="P12"><text:tab/>PRIMARY KEY (id)</text:p>
      <text:p text:style-name="P12">);</text:p>
      <text:p text:style-name="P12"/>
      <text:p text:style-name="P12"/>
      <text:p text:style-name="P12">INSERT INTO Read_Receipts (id, user_id, message_id) VALUES (1, 1, 1);</text:p>
      <text:p text:style-name="P12"/>
      <text:p text:style-name="P12"/>
      <text:p text:style-name="P8">Relationships</text:p>
      <text:p text:style-name="P8">1. A user can belong to multiple chats, and a chat can have multiple users (many-to-many).</text:p>
      <text:p text:style-name="P8"/>
      <text:p text:style-name="P12">SELECT * FROM Users</text:p>
      <text:p text:style-name="P12">JOIN Chat_Members ON Users.user_id = Chat_Members.user_id</text:p>
      <text:p text:style-name="P12">JOIN Chats ON Chat_Members.chat_id = Chats.chat_id;</text:p>
      <text:p text:style-name="P12"/>
      <text:p text:style-name="P12"/>
      <text:p text:style-name="P9">Remove unique constraint and foreign key</text:p>
      <text:p text:style-name="P12">ALTER TABLE Permissions DROP CONSTRAINT Permissions_ibfk_1;</text:p>
      <text:p text:style-name="P12">ALTER TABLE Chat_Members DROP CONSTRAINT ROLE;</text:p>
      <text:p text:style-name="P12"/>
      <text:p text:style-name="P12"/>
      <text:p text:style-name="P8"># 2. A message belongs to a single chat and is sent by a single user.</text:p>
      <text:p text:style-name="P12"/>
      <text:p text:style-name="P12">SELECT Messages.chat_id, Messages.user_id, <text:s/>Messages.messages, media_url</text:p>
      <text:p text:style-name="P12">FROM Messages</text:p>
      <text:p text:style-name="P12">JOIN Chats ON Messages.chat_id = Chats.chat_id</text:p>
      <text:p text:style-name="P12">WHERE Chats.type = 'individual'</text:p>
      <text:p text:style-name="P12"><text:soft-page-break/></text:p>
      <text:p text:style-name="P16"/>
      <text:p text:style-name="P22"># 3. Group-specific settings and roles are tied to the Groups table and Chat_Members table.</text:p>
      <text:p text:style-name="P22"/>
      <text:p text:style-name="P17">SELECT</text:p>
      <text:p text:style-name="P17">Chat_Members.user_id, Chat_Members.chat_id, Chat_Members.notifications_muted,</text:p>
      <text:p text:style-name="P17">Group_table.group_name, Group_table.created_at</text:p>
      <text:p text:style-name="P17">FROM Chat_Members</text:p>
      <text:p text:style-name="P17">JOIN Group_table ON Chat_Members.chat_id = Group_table.chat_id</text:p>
      <text:p text:style-name="P16"/>
      <text:p text:style-name="P16"/>
      <text:p text:style-name="P22">4. Reactions are tied to individual messages and are given by users.</text:p>
      <text:p text:style-name="P22"/>
      <text:p text:style-name="P18">SELECT Message_Reactions.id, Message_Reactions.message_id, </text:p>
      <text:p text:style-name="P18">Message_Reactions.user_id, Message_Reactions.reactions, </text:p>
      <text:p text:style-name="P16">Messages.messages, media_url</text:p>
      <text:p text:style-name="P16">FROM Message_Reactions</text:p>
      <text:p text:style-name="P16">JOIN Messages ON Message_Reactions.message_id = Messages.id</text:p>
      <text:p text:style-name="P16"/>
      <text:p text:style-name="P22"/>
      <text:p text:style-name="P22"># 5. Permissions are tied to roles and determine the capabilities of users in group chats.</text:p>
      <text:p text:style-name="P22"/>
      <text:p text:style-name="P19">SELECT Permissions.id, Permissions.user_role, </text:p>
      <text:p text:style-name="P19">Permissions.can_add_member, Permissions.can_remove_member,</text:p>
      <text:p text:style-name="P19">Permissions.can_send_media, Permissions.can_edit_messages, </text:p>
      <text:p text:style-name="P19">Chat_Members.user_id, Chat_Members.chat_id,</text:p>
      <text:p text:style-name="P19">Group_table.group_name</text:p>
      <text:p text:style-name="P19">FROM Permissions</text:p>
      <text:p text:style-name="P19">JOIN Chat_Members ON Permissions.user_role = Chat_Members.role</text:p>
      <text:p text:style-name="P19">JOIN Group_table ON Chat_Members.chat_id = Group_table.chat_id</text:p>
      <text:p text:style-name="P19"/>
      <text:p text:style-name="P19"/>
      <text:p text:style-name="P19"/>
      <text:p text:style-name="P19"/>
      <text:p text:style-name="P23">6. Read receipts track when users have read specific messages.</text:p>
      <text:p text:style-name="P23"/>
      <text:p text:style-name="P19">ALTER TABLE Read_Receipts</text:p>
      <text:p text:style-name="P19">RENAME COLUMN created_at TO read_at</text:p>
      <text:p text:style-name="P19"/>
      <text:p text:style-name="P19"/>
      <text:p text:style-name="P19"/>
      <text:p text:style-name="P19">SELECT Read_Receipts.id, Read_Receipts.user_id, Read_Receipts.message_id,</text:p>
      <text:p text:style-name="P19">Messages.chat_id, Messages.messages, media_url, Read_Receipts.read_at</text:p>
      <text:p text:style-name="P19">FROM Read_Receipts</text:p>
      <text:p text:style-name="P19">JOIN Messages ON Read_Receipts.message_id = Messages.id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3">#Data Retrieval: Advanced Queries</text:p>
      <text:p text:style-name="P23"/>
      <text:p text:style-name="P23">#1. List all chats (individual and group) a user is part of, showing the user’s role, chat type, and whether notifications are muted.</text:p>
      <text:p text:style-name="P19"/>
      <text:p text:style-name="P19">SELECT * </text:p>
      <text:p text:style-name="P19">FROM Chats</text:p>
      <text:p text:style-name="P19">JOIN Chat_Members ON Chats.chat_id = Chat_Members.chat_id</text:p>
      <text:p text:style-name="P19"/>
      <text:p text:style-name="P19"/>
      <text:p text:style-name="P19"/>
      <text:p text:style-name="P23"># 2. Retrieve the last 50 messages in a chat, including the sender's name, timestamp, and reactions. Sort them by sent_at.</text:p>
      <text:p text:style-name="P19"/>
      <text:p text:style-name="P19">SELECT Users.username, Users.status,</text:p>
      <text:p text:style-name="P19">Chats.type, </text:p>
      <text:p text:style-name="P19">Messages.messages, media_url,</text:p>
      <text:p text:style-name="P19">Chats.time_stamp,</text:p>
      <text:p text:style-name="P19">Message_Reactions.reactions </text:p>
      <text:p text:style-name="P19">FROM Chats</text:p>
      <text:p text:style-name="P19">LEFT JOIN Messages ON Chats.chat_id = Messages.chat_id</text:p>
      <text:p text:style-name="P19">LEFT JOIN Users ON Messages.user_id = Users.user_id</text:p>
      <text:p text:style-name="P19">LEFT JOIN Message_Reactions ON Messages.id = Message_Reactions.message_id</text:p>
      <text:p text:style-name="P19">WHERE Chats.chat_id = 2 </text:p>
      <text:p text:style-name="P19">ORDER BY Chats.time_stamp DESC LIMIT 50 </text:p>
      <text:p text:style-name="P19"/>
      <text:p text:style-name="P19"/>
      <text:p text:style-name="P23"># Fetch all unread messages for a user in group chats where the user is a member.</text:p>
      <text:p text:style-name="P19"/>
      <text:p text:style-name="P19">SELECT * </text:p>
      <text:p text:style-name="P19">FROM Read_Receipts</text:p>
      <text:p text:style-name="P19">JOIN Chat_Members ON Read_Receipts.user_id = Chat_Members.user_id</text:p>
      <text:p text:style-name="P19">WHERE read_at IS NULL AND Chat_Members.role = 'member'</text:p>
      <text:p text:style-name="P19"/>
      <text:p text:style-name="P19"/>
      <text:p text:style-name="P19"/>
      <text:p text:style-name="P23"/>
      <text:p text:style-name="P23"># 4. Get a list of group members in a specific group, showing their role and online/offline status.</text:p>
      <text:p text:style-name="P19"/>
      <text:p text:style-name="P19">SELECT Chat_Members.user_id,</text:p>
      <text:p text:style-name="P19">Users.username, Users.status,</text:p>
      <text:p text:style-name="P19">Chat_Members.role </text:p>
      <text:p text:style-name="P19">FROM Group_table</text:p>
      <text:p text:style-name="P19">JOIN Chat_Members ON Group_table.chat_id = Chat_Members.chat_id</text:p>
      <text:p text:style-name="P19">JOIN Users ON Chat_Members.user_id = Users.user_id</text:p>
      <text:p text:style-name="P19">WHERE group_name = 'Matrix'</text:p>
      <text:p text:style-name="P19"/>
      <text:p text:style-name="P19"/>
      <text:p text:style-name="P19"/>
      <text:p text:style-name="P19"><text:soft-page-break/></text:p>
      <text:p text:style-name="P19"/>
      <text:p text:style-name="P23"/>
      <text:p text:style-name="P23">5. List the most reacted messages in the application, grouped by reaction type.</text:p>
      <text:p text:style-name="P23"/>
      <text:p text:style-name="P23"/>
      <text:p text:style-name="P19">SELECT message_id, COUNT(*) AS reaction_count, Messages.messages</text:p>
      <text:p text:style-name="P19">FROM Message_Reactions</text:p>
      <text:p text:style-name="P19">JOIN Messages ON Message_Reactions.message_id = Messages.id</text:p>
      <text:p text:style-name="P19">GROUP BY message_id</text:p>
      <text:p text:style-name="P19">ORDER BY reaction_count DESC;</text:p>
      <text:p text:style-name="P19"/>
      <text:p text:style-name="P19"/>
      <text:p text:style-name="P23">ALTER TABLE Messages</text:p>
      <text:p text:style-name="P23">ADD COLUMN media_url VARCHAR(255) </text:p>
      <text:p text:style-name="P23"/>
      <text:p text:style-name="P23"/>
      <text:p text:style-name="P23"/>
      <text:p text:style-name="P23"># 6. Fetch the total number of media messages sent in a specific group chat over the last 7 days.</text:p>
      <text:p text:style-name="P23"><text:tab/></text:p>
      <text:p text:style-name="P19">SELECT COUNT(media_url) FROM Messages</text:p>
      <text:p text:style-name="P19">JOIN Group_table ON Messages.chat_id = Group_table.chat_id</text:p>
      <text:p text:style-name="P19">WHERE Group_table.group_name = 'Food' AND Messages.created_at &gt;= DATE(NOW()) - INTERVAL 7 DAY;</text:p>
      <text:p text:style-name="P19"/>
      <text:p text:style-name="P19"/>
      <text:p text:style-name="P19"/>
      <text:p text:style-name="P19"/>
      <text:p text:style-name="P23">7. Find all users who have muted a specific group chat.</text:p>
      <text:p text:style-name="P19">SELECT * FROM Chat_Members</text:p>
      <text:p text:style-name="P19">JOIN Group_table ON Chat_Members.chat_id = Group_table.chat_id</text:p>
      <text:p text:style-name="P19">JOIN Users</text:p>
      <text:p text:style-name="P19">WHERE notifications_muted = 1 AND Group_table.group_name = 'Matrix'</text:p>
      <text:p text:style-name="P19"/>
      <text:p text:style-name="P19"/>
      <text:p text:style-name="P23"/>
      <text:p text:style-name="P23">8. Retrieve a user’s last read message in each of their chats.</text:p>
      <text:p text:style-name="P23"/>
      <text:p text:style-name="P19">SELECT Users.user_id, </text:p>
      <text:p text:style-name="P19">Chat_Members.chat_id,</text:p>
      <text:p text:style-name="P19">Users.username, Users.status, <text:s/></text:p>
      <text:p text:style-name="P19">Read_Receipts.read_at</text:p>
      <text:p text:style-name="P19">FROM Read_Receipts </text:p>
      <text:p text:style-name="P19">JOIN Users ON Read_Receipts.user_id = Users.user_id</text:p>
      <text:p text:style-name="P19">JOIN Chat_Members ON Users.user_id = Chat_Members.user_id </text:p>
      <text:p text:style-name="P19">WHERE read_at IS NOT NULL AND Users.user_id = 2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3">9. Fetch all messages in a chat containing a specific keyword, sorted by the number of reactions.</text:p>
      <text:p text:style-name="P19"/>
      <text:p text:style-name="P19">SELECT Messages.id, Messages.messages, Messages.media_url, COUNT(Messages.id) AS reaction_count</text:p>
      <text:p text:style-name="P19">FROM Messages</text:p>
      <text:p text:style-name="P19">JOIN Chats ON Messages.chat_id = Chats.chat_id</text:p>
      <text:p text:style-name="P19">JOIN Message_Reactions ON Messages.id = Message_Reactions.message_id</text:p>
      <text:p text:style-name="P19">WHERE Messages.messages LIKE 'h%'</text:p>
      <text:p text:style-name="P19">GROUP BY Messages.id</text:p>
      <text:p text:style-name="P19"/>
      <text:p text:style-name="P19"/>
      <text:p text:style-name="P19"/>
      <text:p text:style-name="P19"/>
      <text:p text:style-name="P19"/>
      <text:p text:style-name="P23">10. List all group chats where the user is an admin and has added at least 5 new members in the last 30 days.</text:p>
      <text:p text:style-name="P23"/>
      <text:p text:style-name="P19">SELECT COUNT(Chat_Members.user_id) AS members_count, </text:p>
      <text:p text:style-name="P19">Chat_Members.chat_id,</text:p>
      <text:p text:style-name="P19">Group_table.group_name </text:p>
      <text:p text:style-name="P19">FROM Chat_Members</text:p>
      <text:p text:style-name="P19">JOIN Group_table ON Chat_Members.chat_id = Group_table.chat_id</text:p>
      <text:p text:style-name="P19">JOIN Messages ON Chat_Members.user_id = Messages.user_id</text:p>
      <text:p text:style-name="P19">WHERE Chat_Members.role = 'member' <text:s/>AND <text:s/>Messages.created_at &gt;= DATE(NOW()) - INTERVAL 30 DAY</text:p>
      <text:p text:style-name="P19">GROUP BY Chat_Members.chat_id, Group_table.group_name </text:p>
      <text:p text:style-name="P19">HAVING members_count &gt;=5</text:p>
      <text:p text:style-name="P19"/>
      <text:p text:style-name="P19"/>
      <text:p text:style-name="P19"/>
      <text:p text:style-name="P23">Bonus Questions</text:p>
      <text:p text:style-name="P23"/>
      <text:p text:style-name="P23">1. Implement message threading: Allow users to reply to specific messages. Add</text:p>
      <text:p text:style-name="P23">a parent_message_id field to the Messages table and write a query to fetch a</text:p>
      <text:p text:style-name="P23">thread of messages for a given message_id.</text:p>
      <text:p text:style-name="P23"/>
      <text:p text:style-name="P23"/>
      <text:p text:style-name="P24">Alter table Messages</text:p>
      <text:p text:style-name="P24">Add Column parent_message_id int not nul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0">WITH RECURSIVE MessageThread AS (</text:p>
      <text:p text:style-name="P20"><text:s text:c="3"/></text:p>
      <text:p text:style-name="P20"><text:s text:c="4"/>SELECT id, parent_message_id</text:p>
      <text:p text:style-name="P20"><text:s text:c="4"/>FROM Messages</text:p>
      <text:p text:style-name="P20"><text:s text:c="4"/>WHERE id = 3 </text:p>
      <text:p text:style-name="P20"/>
      <text:p text:style-name="P20"><text:s text:c="4"/>UNION ALL</text:p>
      <text:p text:style-name="P20"/>
      <text:p text:style-name="P20"><text:s text:c="4"/>SELECT m.id, m.parent_message_id</text:p>
      <text:p text:style-name="P20"><text:s text:c="4"/>FROM Messages m</text:p>
      <text:p text:style-name="P20"><text:s text:c="4"/>JOIN MessageThread mt ON m.parent_message_id = mt.id</text:p>
      <text:p text:style-name="P20">)</text:p>
      <text:p text:style-name="P20">SELECT * FROM MessageThread;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0:18:07.152251477</meta:creation-date>
    <dc:date>2025-01-06T19:03:48.170853717</dc:date>
    <meta:editing-duration>PT49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0" meta:paragraph-count="256" meta:word-count="1415" meta:character-count="10798" meta:non-whitespace-character-count="9501"/>
  </office:meta>
</office:document-meta>
</file>